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 style:family="table-cell" style:parent-style-name="ConstantValue" style:data-style-name="N61"/>
    <style:style style:name="ce3" style:family="table-cell" style:parent-style-name="CalcColorBox"/>
    <style:style style:name="ce4" style:family="table-cell" style:parent-style-name="Input" style:data-style-name="N61"/>
    <style:style style:name="ce5"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4"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5"/>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anism/molten core" calcext:value-type="string">
            <text:p>Volcanism/molten core</text:p>
          </table:table-cell>
          <table:table-cell table:style-name="Calc" table:number-columns-repeated="2"/>
          <table:table-cell table:style-name="InterimResult" table:formula="of:=COM.MICROSOFT.IFS([.M53] &lt; 500; &quot;Mostly inactive&quot;; [.M53] &lt; 1500; &quot;Sporadic/past plate t.&quot;; [.M53] &lt; 7500; &quot;Possible plate tec.&quot;; [.M53] &gt;= 7500; &quot;Volcanism/molten core&quot;)" office:value-type="string" office:string-value="Volcanism/molten core" calcext:value-type="string">
            <text:p>Volcanism/molten core</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²:</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³:</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emperature range between an ice moon and a “moist greenhouse”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9">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30">00.00.0000</text:date>, <text:time style:data-style-name="N2" text:time-value="22:44:03.90056063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677"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